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9cm"/>
    </style:style>
    <style:style style:name="Tabla1.B" style:family="table-column">
      <style:table-column-properties style:column-width="11.113cm"/>
    </style:style>
    <style:style style:name="Tabla1.A1" style:family="table-cell">
      <style:table-cell-properties style:vertical-align="middle" fo:padding="0.097cm" fo:border-left="1.75pt solid #000000" fo:border-right="none" fo:border-top="1.75pt solid #000000" fo:border-bottom="1.75pt solid #000000"/>
    </style:style>
    <style:style style:name="Tabla1.B1" style:family="table-cell">
      <style:table-cell-properties style:vertical-align="middle" fo:padding="0.097cm" fo:border="1.75pt solid #000000"/>
    </style:style>
    <style:style style:name="Tabla1.A2" style:family="table-cell">
      <style:table-cell-properties style:vertical-align="middle" fo:padding="0.097cm" fo:border-left="1.75pt solid #000000" fo:border-right="none" fo:border-top="none" fo:border-bottom="1.75pt solid #000000"/>
    </style:style>
    <style:style style:name="Tabla1.B2" style:family="table-cell">
      <style:table-cell-properties style:vertical-align="middle" fo:padding="0.097cm" fo:border-left="1.75pt solid #000000" fo:border-right="1.75pt solid #000000" fo:border-top="none" fo:border-bottom="1.75pt solid #000000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1.803cm"/>
    </style:style>
    <style:style style:name="Tabla2.B" style:family="table-column">
      <style:table-column-properties style:column-width="15.198cm"/>
    </style:style>
    <style:style style:name="Tabla2.A1" style:family="table-cell">
      <style:table-cell-properties style:vertical-align="middle" fo:padding="0.049cm" fo:border-left="1.05pt solid #000000" fo:border-right="none" fo:border-top="1.05pt solid #000000" fo:border-bottom="1.05pt solid #000000"/>
    </style:style>
    <style:style style:name="Tabla2.B1" style:family="table-cell">
      <style:table-cell-properties style:vertical-align="middle" fo:padding="0.049cm" fo:border="1.05pt solid #000000"/>
    </style:style>
    <style:style style:name="Tabla2.A2" style:family="table-cell">
      <style:table-cell-properties style:vertical-align="middle" fo:padding="0.049cm" fo:border-left="1.05pt solid #000000" fo:border-right="none" fo:border-top="none" fo:border-bottom="1.05pt solid #000000"/>
    </style:style>
    <style:style style:name="Tabla2.B2" style:family="table-cell">
      <style:table-cell-properties style:vertical-align="middle" fo:padding="0.049cm" fo:border-left="1.05pt solid #000000" fo:border-right="1.05pt solid #000000" fo:border-top="none" fo:border-bottom="1.05pt solid #000000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152cm"/>
    </style:style>
    <style:style style:name="Tabla3.B" style:family="table-column">
      <style:table-column-properties style:column-width="12.848cm"/>
    </style:style>
    <style:style style:name="Tabla3.A1" style:family="table-cell">
      <style:table-cell-properties style:vertical-align="middle" fo:padding="0.049cm" fo:border-left="1.05pt solid #000000" fo:border-right="none" fo:border-top="1.05pt solid #000000" fo:border-bottom="1.05pt solid #000000"/>
    </style:style>
    <style:style style:name="Tabla3.B1" style:family="table-cell">
      <style:table-cell-properties style:vertical-align="middle" fo:padding="0.049cm" fo:border="1.05pt solid #000000"/>
    </style:style>
    <style:style style:name="Tabla3.A2" style:family="table-cell">
      <style:table-cell-properties style:vertical-align="middle" fo:padding="0.049cm" fo:border-left="1.05pt solid #000000" fo:border-right="none" fo:border-top="none" fo:border-bottom="1.05pt solid #000000"/>
    </style:style>
    <style:style style:name="Tabla3.B2" style:family="table-cell">
      <style:table-cell-properties style:vertical-align="middle" fo:padding="0.049cm" fo:border-left="1.05pt solid #000000" fo:border-right="1.05pt solid #000000" fo:border-top="none" fo:border-bottom="1.05pt solid #000000"/>
    </style:style>
    <style:style style:name="P1" style:family="paragraph" style:parent-style-name="Heading_20_1">
      <style:paragraph-properties fo:text-align="center" style:justify-single-word="false"/>
      <style:text-properties style:font-name="Calibri" fo:font-size="15pt" style:font-size-asian="15pt" style:font-size-complex="15pt"/>
    </style:style>
    <style:style style:name="P2" style:family="paragraph" style:parent-style-name="Heading_20_2">
      <style:text-properties style:font-name="Calibri"/>
    </style:style>
    <style:style style:name="P3" style:family="paragraph" style:parent-style-name="Standard">
      <style:text-properties style:font-name="Calibri"/>
    </style:style>
    <style:style style:name="P4" style:family="paragraph" style:parent-style-name="Table_20_Contents">
      <style:paragraph-properties fo:margin-top="0cm" fo:margin-bottom="0.499cm" style:contextual-spacing="false"/>
    </style:style>
    <style:style style:name="P5" style:family="paragraph" style:parent-style-name="Table_20_Contents">
      <style:paragraph-properties fo:margin-top="0cm" fo:margin-bottom="0.499cm" style:contextual-spacing="false"/>
      <style:text-properties style:font-name="Calibri"/>
    </style:style>
    <style:style style:name="P6" style:family="paragraph" style:parent-style-name="Table_20_Contents">
      <style:paragraph-properties fo:margin-top="0cm" fo:margin-bottom="0cm" style:contextual-spacing="false" fo:line-height="115%"/>
    </style:style>
    <style:style style:name="P7" style:family="paragraph" style:parent-style-name="Table_20_Contents">
      <style:paragraph-properties fo:margin-top="0cm" fo:margin-bottom="0cm" style:contextual-spacing="false" fo:line-height="115%"/>
      <style:text-properties style:font-name="Calibri"/>
    </style:style>
    <style:style style:name="P8" style:family="paragraph" style:parent-style-name="Text_20_body">
      <style:text-properties style:font-name="Calibri"/>
    </style:style>
    <style:style style:name="T1" style:family="text">
      <style:text-properties officeooo:rsid="001f5b98"/>
    </style:style>
    <style:style style:name="T2" style:family="text">
      <style:text-properties style:font-name="Calibri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tajos de teclado útiles <text:span text:style-name="T1">en Linux</text:span></text:h>
      <text:p text:style-name="P8"/>
      <text:section text:style-name="Sect1" text:name="yelp--1">
        <table:table table:name="Tabla1" table:style-name="Tabla1">
          <table:table-column table:style-name="Tabla1.A"/>
          <table:table-column table:style-name="Tabla1.B"/>
          <table:table-row table:style-name="TableLine94835193450016">
            <table:table-cell table:style-name="Tabla1.A1" office:value-type="string">
              <text:p text:style-name="P6"><text:span text:style-name="User_20_Entry"><text:span text:style-name="T2">Alt</text:span></text:span><text:span text:style-name="T2">+</text:span><text:span text:style-name="User_20_Entry"><text:span text:style-name="T2">F1</text:span></text:span><text:span text:style-name="T2"> or the</text:span></text:p>
              <text:p text:style-name="P6"><text:span text:style-name="T2">Tecla </text:span><text:span text:style-name="User_20_Entry"><text:span text:style-name="T2">Súper</text:span></text:span></text:p>
            </table:table-cell>
            <table:table-cell table:style-name="Tabla1.B1" office:value-type="string">
              <text:p text:style-name="P7">Cambia entre la vista general de Actividades y el escritorio. En la vista general, comience a escribir para buscar instantáneamente sus aplicaciones, contactos y documentos.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Alt</text:span></text:span><text:span text:style-name="T2">+</text:span><text:span text:style-name="User_20_Entry"><text:span text:style-name="T2">F2</text:span></text:span></text:p>
            </table:table-cell>
            <table:table-cell table:style-name="Tabla1.B2" office:value-type="string">
              <text:p text:style-name="P7">Ventana de comandos emergente (para ejecutar comandos rápidamente). Use las teclas de flechas para acceder rápidamente a comandos ejecutados anteriormente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Super</text:span></text:span><text:span text:style-name="T2">+</text:span><text:span text:style-name="User_20_Entry"><text:span text:style-name="T2">Tab</text:span></text:span></text:p>
            </table:table-cell>
            <table:table-cell table:style-name="Tabla1.B2" office:value-type="string">
              <text:p text:style-name="P6"><text:span text:style-name="T2">Cambio rápido entre ventanas. Mantenga pulsada </text:span><text:span text:style-name="User_20_Entry"><text:span text:style-name="T2">Mayús</text:span></text:span><text:span text:style-name="T2"> invertir el orden.</text:span>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Super</text:span></text:span><text:span text:style-name="T2">+</text:span><text:span text:style-name="User_20_Entry"><text:span text:style-name="T2">`</text:span></text:span></text:p>
            </table:table-cell>
            <table:table-cell table:style-name="Tabla1.B2" office:value-type="string">
              <text:p text:style-name="P6"><text:span text:style-name="T2">Cambia entre ventanas de la misma aplicación, o desde la aplicación seleccionada después de </text:span><text:span text:style-name="User_20_Entry"><text:span text:style-name="T2">Super</text:span></text:span><text:span text:style-name="T2">+</text:span><text:span text:style-name="User_20_Entry"><text:span text:style-name="T2">Tab</text:span></text:span><text:span text:style-name="T2">. Este atajo de teclado usa </text:span><text:span text:style-name="User_20_Entry"><text:span text:style-name="T2">`</text:span></text:span><text:span text:style-name="T2"> en teclados estadounidenses, donde la tecla </text:span><text:span text:style-name="User_20_Entry"><text:span text:style-name="T2">`</text:span></text:span><text:span text:style-name="T2"> está encima de la tecla </text:span><text:span text:style-name="User_20_Entry"><text:span text:style-name="T2">Tab</text:span></text:span><text:span text:style-name="T2">. En cualquier otro teclado, el atajo se usa con la tecla </text:span><text:span text:style-name="User_20_Entry"><text:span text:style-name="T2">Super</text:span></text:span><text:span text:style-name="T2"> y cualquiera que sea la tecla encima de la tecla </text:span><text:span text:style-name="User_20_Entry"><text:span text:style-name="T2">Tab</text:span></text:span><text:span text:style-name="T2">.</text:span>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Alt</text:span></text:span><text:span text:style-name="T2">+</text:span><text:span text:style-name="User_20_Entry"><text:span text:style-name="T2">Esc</text:span></text:span></text:p>
            </table:table-cell>
            <table:table-cell table:style-name="Tabla1.B2" office:value-type="string">
              <text:p text:style-name="P6"><text:span text:style-name="T2">Cambio entre ventanas en el área de trabajo actual. Mantenga pulsada </text:span><text:span text:style-name="User_20_Entry"><text:span text:style-name="T2">Mayús</text:span></text:span><text:span text:style-name="T2"> invertir el orden.</text:span>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Ctrl</text:span></text:span><text:span text:style-name="T2">+</text:span><text:span text:style-name="User_20_Entry"><text:span text:style-name="T2">Alt</text:span></text:span><text:span text:style-name="T2">+</text:span><text:span text:style-name="User_20_Entry"><text:span text:style-name="T2">Tab</text:span></text:span></text:p>
            </table:table-cell>
            <table:table-cell table:style-name="Tabla1.B2" office:value-type="string">
              <text:p text:style-name="P7">Dar el foco del teclado a la barra superior. En la vista de Actividades, cambia el foco del teclado entre la barra superior, el tablero, la vista previa de ventanas, la lista de aplicaciones y el campo de búsqueda. Use las teclas de flechas para navegar.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Super</text:span></text:span><text:span text:style-name="T2">+</text:span><text:span text:style-name="User_20_Entry"><text:span text:style-name="T2">A</text:span></text:span></text:p>
            </table:table-cell>
            <table:table-cell table:style-name="Tabla1.B2" office:value-type="string">
              <text:p text:style-name="P7">Mostrar la lista de aplicaciones.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Super</text:span></text:span><text:span text:style-name="T2">+</text:span><text:span text:style-name="User_20_Entry"><text:span text:style-name="T2">Re Pag</text:span></text:span></text:p>
              <text:p text:style-name="P7">y</text:p>
              <text:p text:style-name="P6"><text:span text:style-name="User_20_Entry"><text:span text:style-name="T2">Super</text:span></text:span><text:span text:style-name="T2">+</text:span><text:span text:style-name="User_20_Entry"><text:span text:style-name="T2">Av Pag</text:span></text:span></text:p>
            </table:table-cell>
            <table:table-cell table:style-name="Tabla1.B2" office:value-type="string">
              <text:p text:style-name="P7">Cambiar entre áreas de trabajo.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Mayús</text:span></text:span><text:span text:style-name="T2">+</text:span><text:span text:style-name="User_20_Entry"><text:span text:style-name="T2">Súper</text:span></text:span><text:span text:style-name="T2">+</text:span><text:span text:style-name="User_20_Entry"><text:span text:style-name="T2">Av Pág </text:span></text:span><text:span text:style-name="T2">y </text:span><text:span text:style-name="User_20_Entry"><text:span text:style-name="T2">Mayús</text:span></text:span><text:span text:style-name="T2">+</text:span><text:span text:style-name="User_20_Entry"><text:span text:style-name="T2">Super</text:span></text:span><text:span text:style-name="T2">+</text:span><text:span text:style-name="User_20_Entry"><text:span text:style-name="T2">Av Pag</text:span></text:span></text:p>
            </table:table-cell>
            <table:table-cell table:style-name="Tabla1.B2" office:value-type="string">
              <text:p text:style-name="P7">Mover la ventana actual a un área de trabajo diferente.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Mayús</text:span></text:span><text:span text:style-name="T2">+</text:span><text:span text:style-name="User_20_Entry"><text:span text:style-name="T2">Súper</text:span></text:span><text:span text:style-name="T2">+</text:span><text:span text:style-name="User_20_Entry"><text:span text:style-name="T2">←</text:span></text:span></text:p>
            </table:table-cell>
            <table:table-cell table:style-name="Tabla1.B2" office:value-type="string">
              <text:p text:style-name="P7">Mover la ventana una pantalla a la izquierda.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Mayús</text:span></text:span><text:span text:style-name="T2">+</text:span><text:span text:style-name="User_20_Entry"><text:span text:style-name="T2">Súper</text:span></text:span><text:span text:style-name="T2">+</text:span><text:span text:style-name="User_20_Entry"><text:span text:style-name="T2">→</text:span></text:span></text:p>
            </table:table-cell>
            <table:table-cell table:style-name="Tabla1.B2" office:value-type="string">
              <text:p text:style-name="P7">Mover la ventana una pantalla a la derecha.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Ctrl</text:span></text:span><text:span text:style-name="T2">+</text:span><text:span text:style-name="User_20_Entry"><text:span text:style-name="T2">Alt</text:span></text:span><text:span text:style-name="T2">+</text:span><text:span text:style-name="User_20_Entry"><text:span text:style-name="T2">Supr</text:span></text:span></text:p>
            </table:table-cell>
            <table:table-cell table:style-name="Tabla1.B2" office:value-type="string">
              <text:p text:style-name="P7">Show the Power Off dialog.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Super</text:span></text:span><text:span text:style-name="T2">+</text:span><text:span text:style-name="User_20_Entry"><text:span text:style-name="T2">L</text:span></text:span></text:p>
            </table:table-cell>
            <table:table-cell table:style-name="Tabla1.B2" office:value-type="string">
              <text:p text:style-name="P7">Bloquear la pantalla.</text:p>
            </table:table-cell>
          </table:table-row>
          <table:table-row table:style-name="TableLine94835193450016">
            <table:table-cell table:style-name="Tabla1.A2" office:value-type="string">
              <text:p text:style-name="P6"><text:span text:style-name="User_20_Entry"><text:span text:style-name="T2">Super</text:span></text:span><text:span text:style-name="T2">+</text:span><text:span text:style-name="User_20_Entry"><text:span text:style-name="T2">V</text:span></text:span></text:p>
            </table:table-cell>
            <table:table-cell table:style-name="Tabla1.B2" office:value-type="string">
              <text:p text:style-name="P6"><text:span text:style-name="T2">Mostrar la lista de notificaciones. Pulse </text:span><text:span text:style-name="User_20_Entry"><text:span text:style-name="T2">Súper</text:span></text:span><text:span text:style-name="T2">+</text:span><text:span text:style-name="User_20_Entry"><text:span text:style-name="T2">V</text:span></text:span><text:span text:style-name="T2"> otra vez o </text:span><text:span text:style-name="User_20_Entry"><text:span text:style-name="T2">Esc</text:span></text:span><text:span text:style-name="T2"> para cerrar.</text:span></text:p>
            </table:table-cell>
          </table:table-row>
        </table:table>
        <text:p text:style-name="P8"/>
      </text:section>
      <text:h text:style-name="P2" text:outline-level="2"><text:soft-page-break/>Combinaciones de teclas de edición más comunes</text:h>
      <text:section text:style-name="Sect1" text:name="yelp--2">
        <table:table table:name="Tabla2" table:style-name="Tabla2">
          <table:table-column table:style-name="Tabla2.A"/>
          <table:table-column table:style-name="Tabla2.B"/>
          <table:table-row table:style-name="TableLine94835195602112">
            <table:table-cell table:style-name="Tabla2.A1" office:value-type="string">
              <text:p text:style-name="P4"><text:span text:style-name="User_20_Entry"><text:span text:style-name="T2">Ctrl</text:span></text:span><text:span text:style-name="T2">+</text:span><text:span text:style-name="User_20_Entry"><text:span text:style-name="T2">A</text:span></text:span></text:p>
            </table:table-cell>
            <table:table-cell table:style-name="Tabla2.B1" office:value-type="string">
              <text:p text:style-name="P5">Seleccionar todo el texto o todos los elementos en una lista.</text:p>
            </table:table-cell>
          </table:table-row>
          <table:table-row table:style-name="TableLine94835195602112">
            <table:table-cell table:style-name="Tabla2.A2" office:value-type="string">
              <text:p text:style-name="P4"><text:span text:style-name="User_20_Entry"><text:span text:style-name="T2">Ctrl</text:span></text:span><text:span text:style-name="T2">+</text:span><text:span text:style-name="User_20_Entry"><text:span text:style-name="T2">X</text:span></text:span></text:p>
            </table:table-cell>
            <table:table-cell table:style-name="Tabla2.B2" office:value-type="string">
              <text:p text:style-name="P5">Cortar (quitar) el texto o los elementos seleccionados y colocarlo en el escritorio.</text:p>
            </table:table-cell>
          </table:table-row>
          <table:table-row table:style-name="TableLine94835195602112">
            <table:table-cell table:style-name="Tabla2.A2" office:value-type="string">
              <text:p text:style-name="P4"><text:span text:style-name="User_20_Entry"><text:span text:style-name="T2">Ctrl</text:span></text:span><text:span text:style-name="T2">+</text:span><text:span text:style-name="User_20_Entry"><text:span text:style-name="T2">C</text:span></text:span></text:p>
            </table:table-cell>
            <table:table-cell table:style-name="Tabla2.B2" office:value-type="string">
              <text:p text:style-name="P5">Copiar el texto o los elementos seleccionados al portapapeles.</text:p>
            </table:table-cell>
          </table:table-row>
          <table:table-row table:style-name="TableLine94835195602112">
            <table:table-cell table:style-name="Tabla2.A2" office:value-type="string">
              <text:p text:style-name="P4"><text:span text:style-name="User_20_Entry"><text:span text:style-name="T2">Ctrl</text:span></text:span><text:span text:style-name="T2">+</text:span><text:span text:style-name="User_20_Entry"><text:span text:style-name="T2">V</text:span></text:span></text:p>
            </table:table-cell>
            <table:table-cell table:style-name="Tabla2.B2" office:value-type="string">
              <text:p text:style-name="P5">Pegar los contenidos del portapapeles.</text:p>
            </table:table-cell>
          </table:table-row>
          <table:table-row table:style-name="TableLine94835195602112">
            <table:table-cell table:style-name="Tabla2.A2" office:value-type="string">
              <text:p text:style-name="P4"><text:span text:style-name="User_20_Entry"><text:span text:style-name="T2">Ctrl</text:span></text:span><text:span text:style-name="T2">+</text:span><text:span text:style-name="User_20_Entry"><text:span text:style-name="T2">Z</text:span></text:span></text:p>
            </table:table-cell>
            <table:table-cell table:style-name="Tabla2.B2" office:value-type="string">
              <text:p text:style-name="P5">Deshacer la última acción.</text:p>
            </table:table-cell>
          </table:table-row>
        </table:table>
        <text:p text:style-name="P8"/>
      </text:section>
      <text:h text:style-name="P2" text:outline-level="2">Capturar la pantalla</text:h>
      <text:section text:style-name="Sect1" text:name="yelp--3">
        <table:table table:name="Tabla3" table:style-name="Tabla3">
          <table:table-column table:style-name="Tabla3.A"/>
          <table:table-column table:style-name="Tabla3.B"/>
          <table:table-row table:style-name="TableLine94835195635984">
            <table:table-cell table:style-name="Tabla3.A1" office:value-type="string">
              <text:p text:style-name="P4"><text:span text:style-name="User_20_Entry"><text:span text:style-name="T2">Impr Pant</text:span></text:span></text:p>
            </table:table-cell>
            <table:table-cell table:style-name="Tabla3.B1" office:value-type="string">
              <text:p text:style-name="P5">Tomar una captura de pantalla.</text:p>
            </table:table-cell>
          </table:table-row>
          <table:table-row table:style-name="TableLine94835195635984">
            <table:table-cell table:style-name="Tabla3.A2" office:value-type="string">
              <text:p text:style-name="P4"><text:span text:style-name="User_20_Entry"><text:span text:style-name="T2">Alt</text:span></text:span><text:span text:style-name="T2">+</text:span><text:span text:style-name="User_20_Entry"><text:span text:style-name="T2">Impr Pant</text:span></text:span></text:p>
            </table:table-cell>
            <table:table-cell table:style-name="Tabla3.B2" office:value-type="string">
              <text:p text:style-name="P5">Tomar una captura de pantalla de una ventana.</text:p>
            </table:table-cell>
          </table:table-row>
          <table:table-row table:style-name="TableLine94835195635984">
            <table:table-cell table:style-name="Tabla3.A2" office:value-type="string">
              <text:p text:style-name="P4"><text:span text:style-name="User_20_Entry"><text:span text:style-name="T2">Mayús</text:span></text:span><text:span text:style-name="T2">+</text:span><text:span text:style-name="User_20_Entry"><text:span text:style-name="T2">Impr Pant</text:span></text:span></text:p>
            </table:table-cell>
            <table:table-cell table:style-name="Tabla3.B2" office:value-type="string">
              <text:p text:style-name="P5">Tomar una captura de pantalla de un área de la pantalla. El puntero se convierte en una cruz. Pulse y arrastre para seleccionar un área.</text:p>
            </table:table-cell>
          </table:table-row>
          <table:table-row table:style-name="TableLine94835195635984">
            <table:table-cell table:style-name="Tabla3.A2" office:value-type="string">
              <text:p text:style-name="P4"><text:span text:style-name="User_20_Entry"><text:span text:style-name="T2">Ctrl</text:span></text:span><text:span text:style-name="T2">+</text:span><text:span text:style-name="User_20_Entry"><text:span text:style-name="T2">Alt</text:span></text:span><text:span text:style-name="T2">+</text:span><text:span text:style-name="User_20_Entry"><text:span text:style-name="T2">Mayús</text:span></text:span><text:span text:style-name="T2">+</text:span><text:span text:style-name="User_20_Entry"><text:span text:style-name="T2">R</text:span></text:span></text:p>
            </table:table-cell>
            <table:table-cell table:style-name="Tabla3.B2" office:value-type="string">
              <text:p text:style-name="P5">Iniciar y finalizar una grabación de vídeo de la pantalla..</text:p>
            </table:table-cell>
          </table:table-row>
        </table:table>
        <text:p text:style-name="P8"/>
      </text:section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30T19:50:54.640313030</meta:creation-date>
    <dc:date>2021-07-30T20:00:34.480014849</dc:date>
    <meta:editing-duration>PT9M41S</meta:editing-duration>
    <meta:editing-cycles>2</meta:editing-cycles>
    <meta:generator>LibreOffice/7.1.4.2$Linux_X86_64 LibreOffice_project/10$Build-2</meta:generator>
    <meta:document-statistic meta:table-count="3" meta:image-count="0" meta:object-count="0" meta:page-count="2" meta:paragraph-count="52" meta:word-count="374" meta:character-count="2309" meta:non-whitespace-character-count="1987"/>
  </office:meta>
</office:document-meta>
</file>